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f66e" officeooo:paragraph-rsid="0004f66e"/>
    </style:style>
    <style:style style:name="P2" style:family="paragraph" style:parent-style-name="Standard">
      <style:text-properties officeooo:paragraph-rsid="000611f3"/>
    </style:style>
    <style:style style:name="P3" style:family="paragraph" style:parent-style-name="Standard">
      <style:text-properties officeooo:rsid="000611f3" officeooo:paragraph-rsid="000611f3"/>
    </style:style>
    <style:style style:name="P4" style:family="paragraph" style:parent-style-name="Standard">
      <style:text-properties officeooo:paragraph-rsid="00080a8a"/>
    </style:style>
    <style:style style:name="P5" style:family="paragraph" style:parent-style-name="Standard">
      <style:text-properties officeooo:paragraph-rsid="000cd5c0"/>
    </style:style>
    <style:style style:name="P6" style:family="paragraph" style:parent-style-name="Standard">
      <style:text-properties officeooo:rsid="0004f66e" officeooo:paragraph-rsid="0004f66e"/>
    </style:style>
    <style:style style:name="T1" style:family="text">
      <style:text-properties officeooo:rsid="0004f66e"/>
    </style:style>
    <style:style style:name="T2" style:family="text">
      <style:text-properties officeooo:rsid="000611f3"/>
    </style:style>
    <style:style style:name="T3" style:family="text">
      <style:text-properties officeooo:rsid="000a6c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Create <text:span text:style-name="T1">Custom </text:span>Avatar</text:p>
      <text:p text:style-name="Standard">POST: /api/createOrUpdateCustomAvatar</text:p>
      <text:p text:style-name="P5"><text:bookmark-start text:name="__DdeLink__3_10806814011"/>QueryParam: <text:bookmark-start text:name="__DdeLink__5_10806814011"/>loginToken <text:bookmark-end text:name="__DdeLink__5_10806814011"/>(<text:span text:style-name="T2">String</text:span>) <text:bookmark-end text:name="__DdeLink__3_10806814011"/></text:p>
      <text:p text:style-name="P5">QueryParam: phone (<text:span text:style-name="T2">String</text:span>) </text:p>
      <text:p text:style-name="P1"/>
      <text:p text:style-name="P1">Body:</text:p>
      <text:p text:style-name="Standard"><text:s/>{</text:p>
      <text:p text:style-name="Standard"><text:s text:c="4"/>private byte[] avatarImg;</text:p>
      <text:p text:style-name="Standard">}</text:p>
      <text:p text:style-name="P4">//------------------------------------------------------------------------------</text:p>
      <text:p text:style-name="Standard">Answer:</text:p>
      <text:p text:style-name="Standard">{</text:p>
      <text:p text:style-name="Standard"><text:s text:c="4"/>private Long avatarId; // <text:span text:style-name="T1">always = 0 (not null)</text:span></text:p>
      <text:p text:style-name="Standard">}</text:p>
      <text:p text:style-name="Standard">//===============================================</text:p>
      <text:p text:style-name="Standard"/>
      <text:p text:style-name="Standard">2. Getting <text:span text:style-name="T1">Custom </text:span>Avatar</text:p>
      <text:p text:style-name="Standard">GET: /api/getCustomAvatar</text:p>
      <text:p text:style-name="Standard"/>
      <text:p text:style-name="Standard"><text:bookmark-start text:name="__DdeLink__3_1080681401"/><text:bookmark-start text:name="__DdeLink__79_3850831034"/>QueryParam: <text:bookmark-start text:name="__DdeLink__5_1080681401"/>loginToken <text:bookmark-end text:name="__DdeLink__5_1080681401"/>(<text:span text:style-name="T2">String</text:span>) <text:bookmark-end text:name="__DdeLink__3_1080681401"/></text:p>
      <text:p text:style-name="P2">QueryParam: phone (<text:span text:style-name="T2">String</text:span>) <text:bookmark-end text:name="__DdeLink__79_3850831034"/></text:p>
      <text:p text:style-name="Standard"/>
      <text:p text:style-name="Standard"><text:bookmark-start text:name="__DdeLink__10_1080681401"/>//------------------------------------------------------------------------------<text:bookmark-end text:name="__DdeLink__10_1080681401"/></text:p>
      <text:p text:style-name="Standard">Answer:</text:p>
      <text:p text:style-name="P3">{</text:p>
      <text:p text:style-name="P3"><text:s text:c="4"/>private <text:span text:style-name="T3">Long</text:span> avatarId; <text:s text:c="3"/></text:p>
      <text:p text:style-name="Standard"><text:s text:c="4"/>private byte[] avatarImg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8T09:44:52.394189316</meta:creation-date>
    <dc:date>2021-06-08T10:53:40.180291217</dc:date>
    <meta:editing-duration>PT9M14S</meta:editing-duration>
    <meta:editing-cycles>9</meta:editing-cycles>
    <meta:generator>LibreOffice/6.1.5.2$Linux_X86_64 LibreOffice_project/10$Build-2</meta:generator>
    <meta:document-statistic meta:table-count="0" meta:image-count="0" meta:object-count="0" meta:page-count="1" meta:paragraph-count="24" meta:word-count="54" meta:character-count="601" meta:non-whitespace-character-count="546"/>
  </office:meta>
</office:document-meta>
</file>